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dedce6"/>
    </style:style>
    <style:style style:name="ce27" style:family="table-cell" style:parent-style-name="Default">
      <style:table-cell-properties fo:background-color="#b3cac7"/>
    </style:style>
    <style:style style:name="ce28" style:family="table-cell" style:parent-style-name="Default">
      <style:table-cell-properties fo:background-color="#e8f2a1"/>
    </style:style>
    <style:style style:name="ce29" style:family="table-cell" style:parent-style-name="Default">
      <style:table-cell-properties fo:background-color="#ffa6a6"/>
    </style:style>
    <style:style style:name="ce30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ffb66c"/>
    </style:style>
    <style:style style:name="ce33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  <table:table-cell table:number-columns-repeated="2"/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1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1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926252825744" calcext:value-type="float">
            <text:p>1.51926252825744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059632644277" calcext:value-type="float">
            <text:p>1.305963264427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853861213862" calcext:value-type="float">
            <text:p>1.6685386121386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31143558608332" calcext:value-type="float">
            <text:p>1.3114355860833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5826058800838" calcext:value-type="float">
            <text:p>1.45826058800838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39371157777398" calcext:value-type="float">
            <text:p>1.3937115777739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7642351591153" calcext:value-type="float">
            <text:p>1.47642351591153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39489259470674" calcext:value-type="float">
            <text:p>1.3948925947067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998043735957" calcext:value-type="float">
            <text:p>1.5998043735957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41368113469937" calcext:value-type="float">
            <text:p>1.4136811346993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645346965844" calcext:value-type="float">
            <text:p>1.56645346965844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3283133997476" calcext:value-type="float">
            <text:p>1.432831339974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353520653816" calcext:value-type="float">
            <text:p>1.463535206538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5826058800838" calcext:value-type="float">
            <text:p>1.4582605880083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243538985389" calcext:value-type="float">
            <text:p>1.512435389853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353520653816" calcext:value-type="float">
            <text:p>1.4635352065381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971336742702" calcext:value-type="float">
            <text:p>1.509713367427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7642351591153" calcext:value-type="float">
            <text:p>1.4764235159115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46334136927" calcext:value-type="float">
            <text:p>1.56846334136927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48253216779134" calcext:value-type="float">
            <text:p>1.4825321677913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39489259470674" calcext:value-type="float">
            <text:p>1.3948925947067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076247528201" calcext:value-type="float">
            <text:p>1.507624752820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818823894659" calcext:value-type="float">
            <text:p>1.5181882389465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0852613539146" calcext:value-type="float">
            <text:p>1.5085261353914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1143558608332" calcext:value-type="float">
            <text:p>1.311435586083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971336742702" calcext:value-type="float">
            <text:p>1.5097133674270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059632644277" calcext:value-type="float">
            <text:p>1.30596326442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243538985389" calcext:value-type="float">
            <text:p>1.5124353898538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1368113469937" calcext:value-type="float">
            <text:p>1.41368113469937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51697500688232" calcext:value-type="float">
            <text:p>1.51697500688232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52907256648486" calcext:value-type="float">
            <text:p>1.52907256648486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1818823894659" calcext:value-type="float">
            <text:p>1.5181882389465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697500688232" calcext:value-type="float">
            <text:p>1.516975006882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926252825744" calcext:value-type="float">
            <text:p>1.5192625282574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076247528201" calcext:value-type="float">
            <text:p>1.5076247528201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52907256648486" calcext:value-type="float">
            <text:p>1.5290725664848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8084173579007" calcext:value-type="float">
            <text:p>1.5808417357900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5986712122155" calcext:value-type="float">
            <text:p>1.5598671212215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0852613539146" calcext:value-type="float">
            <text:p>1.50852613539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645346965844" calcext:value-type="float">
            <text:p>1.5664534696584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9371157777398" calcext:value-type="float">
            <text:p>1.393711577773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46334136927" calcext:value-type="float">
            <text:p>1.56846334136927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5986712122155" calcext:value-type="float">
            <text:p>1.5598671212215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8084173579007" calcext:value-type="float">
            <text:p>1.5808417357900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3283133997476" calcext:value-type="float">
            <text:p>1.432831339974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998043735957" calcext:value-type="float">
            <text:p>1.599804373595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48253216779134" calcext:value-type="float">
            <text:p>1.48253216779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853861213862" calcext:value-type="float">
            <text:p>1.6685386121386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2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2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048879063642" calcext:value-type="float">
            <text:p>1.5004887906364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28345518296078" calcext:value-type="float">
            <text:p>1.2834551829607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77873788748" calcext:value-type="float">
            <text:p>1.56877873788748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5816820380058" calcext:value-type="float">
            <text:p>1.3581682038005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26782253462" calcext:value-type="float">
            <text:p>1.4626782253462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36877871573994" calcext:value-type="float">
            <text:p>1.3687787157399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9729563685323" calcext:value-type="float">
            <text:p>1.49729563685323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40582106456544" calcext:value-type="float">
            <text:p>1.4058210645654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5667210475073" calcext:value-type="float">
            <text:p>1.6566721047507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230374512626" calcext:value-type="float">
            <text:p>1.4323037451262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522977050467" calcext:value-type="float">
            <text:p>1.66522977050467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561674542076" calcext:value-type="float">
            <text:p>1.455616745420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7180397624649" calcext:value-type="float">
            <text:p>1.471803976246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26782253462" calcext:value-type="float">
            <text:p>1.462678225346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75733709887429" calcext:value-type="float">
            <text:p>1.757337098874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7180397624649" calcext:value-type="float">
            <text:p>1.47180397624649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3668522549892" calcext:value-type="float">
            <text:p>1.536685225498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9729563685323" calcext:value-type="float">
            <text:p>1.4972956368532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1764072199194" calcext:value-type="float">
            <text:p>1.617640721991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048879063642" calcext:value-type="float">
            <text:p>1.5004887906364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3495123768125" calcext:value-type="float">
            <text:p>1.53495123768125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51198253607407" calcext:value-type="float">
            <text:p>1.5119825360740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2101909043" calcext:value-type="float">
            <text:p>1.562101909043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5184432818596" calcext:value-type="float">
            <text:p>1.518443281859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8345518296078" calcext:value-type="float">
            <text:p>1.28345518296078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53495123768125" calcext:value-type="float">
            <text:p>1.5349512376812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816820380058" calcext:value-type="float">
            <text:p>1.3581682038005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549377950613" calcext:value-type="float">
            <text:p>1.53549377950613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0582106456544" calcext:value-type="float">
            <text:p>1.405821064565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3668522549892" calcext:value-type="float">
            <text:p>1.53668522549892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5184432818596" calcext:value-type="float">
            <text:p>1.5184432818596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54672491749029" calcext:value-type="float">
            <text:p>1.5467249174902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198253607407" calcext:value-type="float">
            <text:p>1.51198253607407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62101909043" calcext:value-type="float">
            <text:p>1.56210190904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066691482243" calcext:value-type="float">
            <text:p>1.660666914822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77873788748" calcext:value-type="float">
            <text:p>1.56877873788748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230374512626" calcext:value-type="float">
            <text:p>1.4323037451262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0643677643201" calcext:value-type="float">
            <text:p>1.6064367764320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549377950613" calcext:value-type="float">
            <text:p>1.535493779506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1764072199194" calcext:value-type="float">
            <text:p>1.6176407219919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4672491749029" calcext:value-type="float">
            <text:p>1.546724917490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5667210475073" calcext:value-type="float">
            <text:p>1.6566721047507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0643677643201" calcext:value-type="float">
            <text:p>1.606436776432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066691482243" calcext:value-type="float">
            <text:p>1.66066691482243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561674542076" calcext:value-type="float">
            <text:p>1.455616745420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522977050467" calcext:value-type="float">
            <text:p>1.6652297705046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6877871573994" calcext:value-type="float">
            <text:p>1.368778715739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75733709887429" calcext:value-type="float">
            <text:p>1.75733709887429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5626764667145" calcext:value-type="float">
            <text:p>1.45626764667145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30783053535425" calcext:value-type="float">
            <text:p>1.3078305353542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9321313468249" calcext:value-type="float">
            <text:p>1.59321313468249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32470909805524" calcext:value-type="float">
            <text:p>1.3247090980552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732953786955" calcext:value-type="float">
            <text:p>1.43732953786955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34583736087195" calcext:value-type="float">
            <text:p>1.3458373608719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5479328285842" calcext:value-type="float">
            <text:p>1.35479328285842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34812426120192" calcext:value-type="float">
            <text:p>1.3481242612019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075923709721" calcext:value-type="float">
            <text:p>1.60759237097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5479328285842" calcext:value-type="float">
            <text:p>1.3547932828584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8742617519135" calcext:value-type="float">
            <text:p>1.58742617519135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5891807584029" calcext:value-type="float">
            <text:p>1.35891807584029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9363668711094" calcext:value-type="float">
            <text:p>1.593636687110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8266109533211" calcext:value-type="float">
            <text:p>1.3826610953321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746187025893" calcext:value-type="float">
            <text:p>1.5746187025893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9493724802103" calcext:value-type="float">
            <text:p>1.3949372480210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8958683341946" calcext:value-type="float">
            <text:p>1.489586833419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085702953133" calcext:value-type="float">
            <text:p>1.4108570295313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085702953133" calcext:value-type="float">
            <text:p>1.41085702953133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42171404346225" calcext:value-type="float">
            <text:p>1.4217140434622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5644923219051" calcext:value-type="float">
            <text:p>1.55644923219051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43492812127462" calcext:value-type="float">
            <text:p>1.4349281212746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8437782953392" calcext:value-type="float">
            <text:p>1.584377829533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732953786955" calcext:value-type="float">
            <text:p>1.4373295378695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2171404346225" calcext:value-type="float">
            <text:p>1.421714043462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5626764667145" calcext:value-type="float">
            <text:p>1.4562676466714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891807584029" calcext:value-type="float">
            <text:p>1.358918075840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8958683341946" calcext:value-type="float">
            <text:p>1.4895868334194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4583736087195" calcext:value-type="float">
            <text:p>1.345837360871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757786766249" calcext:value-type="float">
            <text:p>1.5175778676624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0783053535425" calcext:value-type="float">
            <text:p>1.30783053535425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55644923219051" calcext:value-type="float">
            <text:p>1.5564492321905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4812426120192" calcext:value-type="float">
            <text:p>1.348124261201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746187025893" calcext:value-type="float">
            <text:p>1.574618702589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757786766249" calcext:value-type="float">
            <text:p>1.51757786766249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8437782953392" calcext:value-type="float">
            <text:p>1.5843778295339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1030448299616" calcext:value-type="float">
            <text:p>1.610304482996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8742617519135" calcext:value-type="float">
            <text:p>1.5874261751913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61590782265686" calcext:value-type="float">
            <text:p>1.615907822656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9321313468249" calcext:value-type="float">
            <text:p>1.5932131346824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492812127462" calcext:value-type="float">
            <text:p>1.434928121274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9363668711094" calcext:value-type="float">
            <text:p>1.5936366871109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8266109533211" calcext:value-type="float">
            <text:p>1.382661095332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075923709721" calcext:value-type="float">
            <text:p>1.6075923709721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9493724802103" calcext:value-type="float">
            <text:p>1.394937248021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1030448299616" calcext:value-type="float">
            <text:p>1.6103044829961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2470909805524" calcext:value-type="float">
            <text:p>1.3247090980552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61590782265686" calcext:value-type="float">
            <text:p>1.61590782265686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4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4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490639604257" calcext:value-type="float">
            <text:p>1.41490639604257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27231421465246" calcext:value-type="float">
            <text:p>1.2723142146524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526352881915" calcext:value-type="float">
            <text:p>1.41526352881915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30483072372281" calcext:value-type="float">
            <text:p>1.3048307237228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9721135968022" calcext:value-type="float">
            <text:p>1.4972113596802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3139832931516" calcext:value-type="float">
            <text:p>1.313983293151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46495084799" calcext:value-type="float">
            <text:p>1.5446495084799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3555113423455" calcext:value-type="float">
            <text:p>1.355511342345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2709185446875" calcext:value-type="float">
            <text:p>1.52709185446875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35639885572937" calcext:value-type="float">
            <text:p>1.3563988557293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327937464671" calcext:value-type="float">
            <text:p>1.5327937464671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9232750500077" calcext:value-type="float">
            <text:p>1.3923275050007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420480405549" calcext:value-type="float">
            <text:p>1.6842048040554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403830286818" calcext:value-type="float">
            <text:p>1.3940383028681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807459151254" calcext:value-type="float">
            <text:p>1.56807459151254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40092117486683" calcext:value-type="float">
            <text:p>1.4009211748668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7161904648676" calcext:value-type="float">
            <text:p>1.471619046486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490639604257" calcext:value-type="float">
            <text:p>1.4149063960425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9836916259534" calcext:value-type="float">
            <text:p>1.498369162595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526352881915" calcext:value-type="float">
            <text:p>1.4152635288191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024072999476" calcext:value-type="float">
            <text:p>1.43024072999476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43024072999476" calcext:value-type="float">
            <text:p>1.430240729994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0483072372281" calcext:value-type="float">
            <text:p>1.30483072372281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45829081028252" calcext:value-type="float">
            <text:p>1.4582908102825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139832931516" calcext:value-type="float">
            <text:p>1.3139832931516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910157719283" calcext:value-type="float">
            <text:p>1.4591015771928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232750500077" calcext:value-type="float">
            <text:p>1.392327505000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7161904648676" calcext:value-type="float">
            <text:p>1.4716190464867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555113423455" calcext:value-type="float">
            <text:p>1.355511342345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51465684809" calcext:value-type="float">
            <text:p>1.485146568480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5639885572937" calcext:value-type="float">
            <text:p>1.356398855729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9721135968022" calcext:value-type="float">
            <text:p>1.4972113596802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0092117486683" calcext:value-type="float">
            <text:p>1.400921174866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9836916259534" calcext:value-type="float">
            <text:p>1.4983691625953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51465684809" calcext:value-type="float">
            <text:p>1.48514656848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2709185446875" calcext:value-type="float">
            <text:p>1.5270918544687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2887192633679" calcext:value-type="float">
            <text:p>1.5288719263367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2887192633679" calcext:value-type="float">
            <text:p>1.5288719263367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735080520218" calcext:value-type="float">
            <text:p>1.537350805202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327937464671" calcext:value-type="float">
            <text:p>1.532793746467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7231421465246" calcext:value-type="float">
            <text:p>1.272314214652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735080520218" calcext:value-type="float">
            <text:p>1.53735080520218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403830286818" calcext:value-type="float">
            <text:p>1.394038302868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46495084799" calcext:value-type="float">
            <text:p>1.544649508479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910157719283" calcext:value-type="float">
            <text:p>1.459101577192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807459151254" calcext:value-type="float">
            <text:p>1.56807459151254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45829081028252" calcext:value-type="float">
            <text:p>1.458290810282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420480405549" calcext:value-type="float">
            <text:p>1.68420480405549</text:p>
          </table:table-cell>
        </table:table-row>
      </table:table>
      <table:named-expressions/>
      <table:database-ranges>
        <table:database-range table:name="__Anonymous_Sheet_DB__0" table:target-range-address="Sheet1.H78:Sheet1.L10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3:17:54.913058657</meta:creation-date>
    <meta:generator>LibreOffice/6.4.6.2$Linux_X86_64 LibreOffice_project/40$Build-2</meta:generator>
    <dc:date>2021-04-17T03:52:00.406005905</dc:date>
    <meta:editing-duration>PT16M39S</meta:editing-duration>
    <meta:editing-cycles>2</meta:editing-cycles>
    <meta:document-statistic meta:table-count="1" meta:cell-count="978" meta:object-count="0"/>
  </office:meta>
</office:document-meta>
</file>